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131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1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1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1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1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1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2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1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1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1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1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1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1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1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1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1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1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1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1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1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1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1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1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1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1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1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1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199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1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199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1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198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1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1988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1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1986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1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1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198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1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198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1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1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197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1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197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1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197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1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197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1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197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